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3.2839in"/>
    </style:style>
    <style:style style:name="co4" style:family="table-column">
      <style:table-column-properties fo:break-before="auto" style:column-width="3.5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105152471083">
            <text:p>0.11</text:p>
          </table:table-cell>
          <table:table-cell office:value-type="float" office:value="5.85774058577">
            <text:p>5.86</text:p>
          </table:table-cell>
          <table:table-cell office:value-type="float" office:value="0.0833333333333">
            <text:p>0.08</text:p>
          </table:table-cell>
          <table:table-cell office:value-type="float" office:value="2.33333333333">
            <text:p>2.3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349.101796407">
            <text:p>349.10</text:p>
          </table:table-cell>
          <table:table-cell office:value-type="float" office:value="1497.63313609">
            <text:p>1497.63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91489795918">
            <text:p>4.91</text:p>
          </table:table-cell>
          <table:table-cell office:value-type="float" office:value="13.4132653061">
            <text:p>13.41</text:p>
          </table:table-cell>
          <table:table-cell office:value-type="float" office:value="76.4231545754">
            <text:p>76.42</text:p>
          </table:table-cell>
          <table:table-cell office:value-type="float" office:value="128.085502556">
            <text:p>128.09</text:p>
          </table:table-cell>
          <table:table-cell office:value-type="float" office:value="40.9574829932">
            <text:p>40.96</text:p>
          </table:table-cell>
          <table:table-cell office:value-type="float" office:value="37.2590702948">
            <text:p>37.2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7">
            <text:p>3.4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0833333333333">
            <text:p>0.08</text:p>
          </table:table-cell>
          <table:table-cell office:value-type="float" office:value="9.63888888889">
            <text:p>9.6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747521138">
            <text:p>3.27</text:p>
          </table:table-cell>
          <table:table-cell office:value-type="float" office:value="9.35791630124">
            <text:p>9.36</text:p>
          </table:table-cell>
          <table:table-cell office:value-type="float" office:value="55.9082038271">
            <text:p>55.91</text:p>
          </table:table-cell>
          <table:table-cell office:value-type="float" office:value="232.910215029">
            <text:p>232.91</text:p>
          </table:table-cell>
          <table:table-cell office:value-type="float" office:value="27.2896009483">
            <text:p>27.29</text:p>
          </table:table-cell>
          <table:table-cell office:value-type="float" office:value="25.9942119479">
            <text:p>25.9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  <table:table-cell office:value-type="float" office:value="0.105152471083">
            <text:p>0.11</text:p>
          </table:table-cell>
          <table:table-cell office:value-type="float" office:value="3.56083086053">
            <text:p>3.56</text:p>
          </table:table-cell>
          <table:table-cell office:value-type="float" office:value="0.0833333333333">
            <text:p>0.08</text:p>
          </table:table-cell>
          <table:table-cell office:value-type="float" office:value="1.33333333333">
            <text:p>1.3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31.91">
            <text:p>31.91</text:p>
          </table:table-cell>
          <table:table-cell office:value-type="float" office:value="349.101796407">
            <text:p>349.10</text:p>
          </table:table-cell>
          <table:table-cell office:value-type="float" office:value="1497.63313609">
            <text:p>1497.63</text:p>
          </table:table-cell>
          <table:table-cell office:value-type="float" office:value="100.083333333">
            <text:p>100.08</text:p>
          </table:table-cell>
          <table:table-cell office:value-type="float" office:value="88.6388888889">
            <text:p>88.6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83612244898">
            <text:p>4.84</text:p>
          </table:table-cell>
          <table:table-cell office:value-type="float" office:value="12.7408242876">
            <text:p>12.74</text:p>
          </table:table-cell>
          <table:table-cell office:value-type="float" office:value="74.5943004786">
            <text:p>74.59</text:p>
          </table:table-cell>
          <table:table-cell office:value-type="float" office:value="123.509077294">
            <text:p>123.51</text:p>
          </table:table-cell>
          <table:table-cell office:value-type="float" office:value="40.3010204082">
            <text:p>40.30</text:p>
          </table:table-cell>
          <table:table-cell office:value-type="float" office:value="35.3911785768">
            <text:p>35.3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1.02">
            <text:p>11.02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0833333333333">
            <text:p>0.08</text:p>
          </table:table-cell>
          <table:table-cell office:value-type="float" office:value="30.6111111111">
            <text:p>30.6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8508253021">
            <text:p>3.19</text:p>
          </table:table-cell>
          <table:table-cell office:value-type="float" office:value="8.63330421492">
            <text:p>8.63</text:p>
          </table:table-cell>
          <table:table-cell office:value-type="float" office:value="55.4380297912">
            <text:p>55.44</text:p>
          </table:table-cell>
          <table:table-cell office:value-type="float" office:value="228.848679232">
            <text:p>228.85</text:p>
          </table:table-cell>
          <table:table-cell office:value-type="float" office:value="26.5423544184">
            <text:p>26.54</text:p>
          </table:table-cell>
          <table:table-cell office:value-type="float" office:value="23.981400597">
            <text:p>23.9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105152471083">
            <text:p>0.11</text:p>
          </table:table-cell>
          <table:table-cell office:value-type="float" office:value="5.85774058577">
            <text:p>5.86</text:p>
          </table:table-cell>
          <table:table-cell office:value-type="float" office:value="0.0833333333333">
            <text:p>0.08</text:p>
          </table:table-cell>
          <table:table-cell office:value-type="float" office:value="2.33333333333">
            <text:p>2.3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33.21">
            <text:p>33.21</text:p>
          </table:table-cell>
          <table:table-cell office:value-type="float" office:value="349.101796407">
            <text:p>349.10</text:p>
          </table:table-cell>
          <table:table-cell office:value-type="float" office:value="1497.63313609">
            <text:p>1497.63</text:p>
          </table:table-cell>
          <table:table-cell office:value-type="float" office:value="105.666666667">
            <text:p>105.67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9666666667">
            <text:p>4.80</text:p>
          </table:table-cell>
          <table:table-cell office:value-type="float" office:value="12.9308163265">
            <text:p>12.93</text:p>
          </table:table-cell>
          <table:table-cell office:value-type="float" office:value="74.2412119169">
            <text:p>74.24</text:p>
          </table:table-cell>
          <table:table-cell office:value-type="float" office:value="118.549898737">
            <text:p>118.55</text:p>
          </table:table-cell>
          <table:table-cell office:value-type="float" office:value="39.9722222222">
            <text:p>39.97</text:p>
          </table:table-cell>
          <table:table-cell office:value-type="float" office:value="35.9189342404">
            <text:p>35.9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7">
            <text:p>3.4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0833333333333">
            <text:p>0.08</text:p>
          </table:table-cell>
          <table:table-cell office:value-type="float" office:value="9.63888888889">
            <text:p>9.6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7699129719">
            <text:p>3.48</text:p>
          </table:table-cell>
          <table:table-cell office:value-type="float" office:value="9.53053456683">
            <text:p>9.53</text:p>
          </table:table-cell>
          <table:table-cell office:value-type="float" office:value="56.8239475354">
            <text:p>56.82</text:p>
          </table:table-cell>
          <table:table-cell office:value-type="float" office:value="228.663707482">
            <text:p>228.66</text:p>
          </table:table-cell>
          <table:table-cell office:value-type="float" office:value="28.9749274766">
            <text:p>28.97</text:p>
          </table:table-cell>
          <table:table-cell office:value-type="float" office:value="26.4737071301">
            <text:p>26.4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105152471083">
            <text:p>0.11</text:p>
          </table:table-cell>
          <table:table-cell office:value-type="float" office:value="5.85774058577">
            <text:p>5.86</text:p>
          </table:table-cell>
          <table:table-cell office:value-type="float" office:value="0.0833333333333">
            <text:p>0.08</text:p>
          </table:table-cell>
          <table:table-cell office:value-type="float" office:value="2.33333333333">
            <text:p>2.3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349.101796407">
            <text:p>349.10</text:p>
          </table:table-cell>
          <table:table-cell office:value-type="float" office:value="1497.63313609">
            <text:p>1497.63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2782312925">
            <text:p>4.73</text:p>
          </table:table-cell>
          <table:table-cell office:value-type="float" office:value="13.5051020408">
            <text:p>13.51</text:p>
          </table:table-cell>
          <table:table-cell office:value-type="float" office:value="74.0554274374">
            <text:p>74.06</text:p>
          </table:table-cell>
          <table:table-cell office:value-type="float" office:value="128.416909586">
            <text:p>128.42</text:p>
          </table:table-cell>
          <table:table-cell office:value-type="float" office:value="39.3985260771">
            <text:p>39.40</text:p>
          </table:table-cell>
          <table:table-cell office:value-type="float" office:value="37.5141723356">
            <text:p>37.5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7">
            <text:p>3.4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0833333333333">
            <text:p>0.08</text:p>
          </table:table-cell>
          <table:table-cell office:value-type="float" office:value="9.63888888889">
            <text:p>9.6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9932966125">
            <text:p>3.30</text:p>
          </table:table-cell>
          <table:table-cell office:value-type="float" office:value="9.26197693942">
            <text:p>9.26</text:p>
          </table:table-cell>
          <table:table-cell office:value-type="float" office:value="56.8861827136">
            <text:p>56.89</text:p>
          </table:table-cell>
          <table:table-cell office:value-type="float" office:value="232.610154591">
            <text:p>232.61</text:p>
          </table:table-cell>
          <table:table-cell office:value-type="float" office:value="27.4944138438">
            <text:p>27.49</text:p>
          </table:table-cell>
          <table:table-cell office:value-type="float" office:value="25.7277137206">
            <text:p>25.7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105152471083">
            <text:p>0.11</text:p>
          </table:table-cell>
          <table:table-cell office:value-type="float" office:value="5.85774058577">
            <text:p>5.86</text:p>
          </table:table-cell>
          <table:table-cell office:value-type="float" office:value="0.0833333333333">
            <text:p>0.08</text:p>
          </table:table-cell>
          <table:table-cell office:value-type="float" office:value="2.33333333333">
            <text:p>2.3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349.101796407">
            <text:p>349.10</text:p>
          </table:table-cell>
          <table:table-cell office:value-type="float" office:value="1497.63313609">
            <text:p>1497.63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5774829932">
            <text:p>4.58</text:p>
          </table:table-cell>
          <table:table-cell office:value-type="float" office:value="12.79">
            <text:p>12.79</text:p>
          </table:table-cell>
          <table:table-cell office:value-type="float" office:value="71.5914329113">
            <text:p>71.59</text:p>
          </table:table-cell>
          <table:table-cell office:value-type="float" office:value="118.655569092">
            <text:p>118.66</text:p>
          </table:table-cell>
          <table:table-cell office:value-type="float" office:value="38.14569161">
            <text:p>38.15</text:p>
          </table:table-cell>
          <table:table-cell office:value-type="float" office:value="35.5277777778">
            <text:p>35.5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7">
            <text:p>3.4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0833333333333">
            <text:p>0.08</text:p>
          </table:table-cell>
          <table:table-cell office:value-type="float" office:value="9.63888888889">
            <text:p>9.6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1637554054">
            <text:p>3.32</text:p>
          </table:table-cell>
          <table:table-cell office:value-type="float" office:value="9.30374842168">
            <text:p>9.30</text:p>
          </table:table-cell>
          <table:table-cell office:value-type="float" office:value="57.2778603543">
            <text:p>57.28</text:p>
          </table:table-cell>
          <table:table-cell office:value-type="float" office:value="228.635141277">
            <text:p>228.64</text:p>
          </table:table-cell>
          <table:table-cell office:value-type="float" office:value="27.6364628378">
            <text:p>27.64</text:p>
          </table:table-cell>
          <table:table-cell office:value-type="float" office:value="25.8437456158">
            <text:p>2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105152471083">
            <text:p>0.11</text:p>
          </table:table-cell>
          <table:table-cell office:value-type="float" office:value="5.85774058577">
            <text:p>5.86</text:p>
          </table:table-cell>
          <table:table-cell office:value-type="float" office:value="0.0833333333333">
            <text:p>0.08</text:p>
          </table:table-cell>
          <table:table-cell office:value-type="float" office:value="2.33333333333">
            <text:p>2.3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349.101796407">
            <text:p>349.10</text:p>
          </table:table-cell>
          <table:table-cell office:value-type="float" office:value="1497.63313609">
            <text:p>1497.63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5625170068">
            <text:p>4.56</text:p>
          </table:table-cell>
          <table:table-cell office:value-type="float" office:value="12.563877551">
            <text:p>12.56</text:p>
          </table:table-cell>
          <table:table-cell office:value-type="float" office:value="71.297134066">
            <text:p>71.30</text:p>
          </table:table-cell>
          <table:table-cell office:value-type="float" office:value="116.199228668">
            <text:p>116.20</text:p>
          </table:table-cell>
          <table:table-cell office:value-type="float" office:value="38.0209750567">
            <text:p>38.02</text:p>
          </table:table-cell>
          <table:table-cell office:value-type="float" office:value="34.8996598639">
            <text:p>34.9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7">
            <text:p>3.4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0833333333333">
            <text:p>0.08</text:p>
          </table:table-cell>
          <table:table-cell office:value-type="float" office:value="9.63888888889">
            <text:p>9.6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0669454472">
            <text:p>3.31</text:p>
          </table:table-cell>
          <table:table-cell office:value-type="float" office:value="9.29207250807">
            <text:p>9.29</text:p>
          </table:table-cell>
          <table:table-cell office:value-type="float" office:value="57.0515184882">
            <text:p>57.05</text:p>
          </table:table-cell>
          <table:table-cell office:value-type="float" office:value="228.604245902">
            <text:p>228.60</text:p>
          </table:table-cell>
          <table:table-cell office:value-type="float" office:value="27.5557878727">
            <text:p>27.56</text:p>
          </table:table-cell>
          <table:table-cell office:value-type="float" office:value="25.8113125224">
            <text:p>25.8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105152471083">
            <text:p>0.11</text:p>
          </table:table-cell>
          <table:table-cell office:value-type="float" office:value="5.85774058577">
            <text:p>5.86</text:p>
          </table:table-cell>
          <table:table-cell office:value-type="float" office:value="0.0833333333333">
            <text:p>0.08</text:p>
          </table:table-cell>
          <table:table-cell office:value-type="float" office:value="2.33333333333">
            <text:p>2.3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349.101796407">
            <text:p>349.10</text:p>
          </table:table-cell>
          <table:table-cell office:value-type="float" office:value="1497.63313609">
            <text:p>1497.63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48959183673">
            <text:p>4.49</text:p>
          </table:table-cell>
          <table:table-cell office:value-type="float" office:value="12.6659183673">
            <text:p>12.67</text:p>
          </table:table-cell>
          <table:table-cell office:value-type="float" office:value="70.3536001969">
            <text:p>70.35</text:p>
          </table:table-cell>
          <table:table-cell office:value-type="float" office:value="117.424194941">
            <text:p>117.42</text:p>
          </table:table-cell>
          <table:table-cell office:value-type="float" office:value="37.4132653061">
            <text:p>37.41</text:p>
          </table:table-cell>
          <table:table-cell office:value-type="float" office:value="35.183106576">
            <text:p>35.1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7">
            <text:p>3.4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0833333333333">
            <text:p>0.08</text:p>
          </table:table-cell>
          <table:table-cell office:value-type="float" office:value="9.63888888889">
            <text:p>9.6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2886459862">
            <text:p>3.33</text:p>
          </table:table-cell>
          <table:table-cell office:value-type="float" office:value="9.2839327782">
            <text:p>9.28</text:p>
          </table:table-cell>
          <table:table-cell office:value-type="float" office:value="57.3005815224">
            <text:p>57.30</text:p>
          </table:table-cell>
          <table:table-cell office:value-type="float" office:value="228.380457045">
            <text:p>228.38</text:p>
          </table:table-cell>
          <table:table-cell office:value-type="float" office:value="27.7405383218">
            <text:p>27.74</text:p>
          </table:table-cell>
          <table:table-cell office:value-type="float" office:value="25.7887021617">
            <text:p>2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105152471083">
            <text:p>0.11</text:p>
          </table:table-cell>
          <table:table-cell office:value-type="float" office:value="5.85774058577">
            <text:p>5.86</text:p>
          </table:table-cell>
          <table:table-cell office:value-type="float" office:value="0.0833333333333">
            <text:p>0.08</text:p>
          </table:table-cell>
          <table:table-cell office:value-type="float" office:value="2.33333333333">
            <text:p>2.3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349.101796407">
            <text:p>349.10</text:p>
          </table:table-cell>
          <table:table-cell office:value-type="float" office:value="1497.63313609">
            <text:p>1497.63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2782312925">
            <text:p>4.73</text:p>
          </table:table-cell>
          <table:table-cell office:value-type="float" office:value="13.5051020408">
            <text:p>13.51</text:p>
          </table:table-cell>
          <table:table-cell office:value-type="float" office:value="74.0554274374">
            <text:p>74.06</text:p>
          </table:table-cell>
          <table:table-cell office:value-type="float" office:value="128.416909586">
            <text:p>128.42</text:p>
          </table:table-cell>
          <table:table-cell office:value-type="float" office:value="39.3985260771">
            <text:p>39.40</text:p>
          </table:table-cell>
          <table:table-cell office:value-type="float" office:value="37.5141723356">
            <text:p>37.5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7">
            <text:p>3.4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0833333333333">
            <text:p>0.08</text:p>
          </table:table-cell>
          <table:table-cell office:value-type="float" office:value="9.63888888889">
            <text:p>9.6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9932966125">
            <text:p>3.30</text:p>
          </table:table-cell>
          <table:table-cell office:value-type="float" office:value="9.26197693942">
            <text:p>9.26</text:p>
          </table:table-cell>
          <table:table-cell office:value-type="float" office:value="56.8861827136">
            <text:p>56.89</text:p>
          </table:table-cell>
          <table:table-cell office:value-type="float" office:value="232.610154591">
            <text:p>232.61</text:p>
          </table:table-cell>
          <table:table-cell office:value-type="float" office:value="27.4944138438">
            <text:p>27.49</text:p>
          </table:table-cell>
          <table:table-cell office:value-type="float" office:value="25.7277137206">
            <text:p>25.7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105152471083">
            <text:p>0.11</text:p>
          </table:table-cell>
          <table:table-cell office:value-type="float" office:value="5.85774058577">
            <text:p>5.86</text:p>
          </table:table-cell>
          <table:table-cell office:value-type="float" office:value="0.0833333333333">
            <text:p>0.08</text:p>
          </table:table-cell>
          <table:table-cell office:value-type="float" office:value="2.33333333333">
            <text:p>2.3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349.101796407">
            <text:p>349.10</text:p>
          </table:table-cell>
          <table:table-cell office:value-type="float" office:value="1497.63313609">
            <text:p>1497.63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00551020408">
            <text:p>5.01</text:p>
          </table:table-cell>
          <table:table-cell office:value-type="float" office:value="13.3895918367">
            <text:p>13.39</text:p>
          </table:table-cell>
          <table:table-cell office:value-type="float" office:value="77.670047015">
            <text:p>77.67</text:p>
          </table:table-cell>
          <table:table-cell office:value-type="float" office:value="127.399901776">
            <text:p>127.40</text:p>
          </table:table-cell>
          <table:table-cell office:value-type="float" office:value="41.712585034">
            <text:p>41.71</text:p>
          </table:table-cell>
          <table:table-cell office:value-type="float" office:value="37.1933106576">
            <text:p>37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7">
            <text:p>3.4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0833333333333">
            <text:p>0.08</text:p>
          </table:table-cell>
          <table:table-cell office:value-type="float" office:value="9.63888888889">
            <text:p>9.6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0508956459">
            <text:p>3.31</text:p>
          </table:table-cell>
          <table:table-cell office:value-type="float" office:value="9.07644472318">
            <text:p>9.08</text:p>
          </table:table-cell>
          <table:table-cell office:value-type="float" office:value="56.162132467">
            <text:p>56.16</text:p>
          </table:table-cell>
          <table:table-cell office:value-type="float" office:value="232.079839062">
            <text:p>232.08</text:p>
          </table:table-cell>
          <table:table-cell office:value-type="float" office:value="27.5424130382">
            <text:p>27.54</text:p>
          </table:table-cell>
          <table:table-cell office:value-type="float" office:value="25.2123464533">
            <text:p>25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  <table:table-cell office:value-type="float" office:value="0.105152471083">
            <text:p>0.11</text:p>
          </table:table-cell>
          <table:table-cell office:value-type="float" office:value="3.56083086053">
            <text:p>3.56</text:p>
          </table:table-cell>
          <table:table-cell office:value-type="float" office:value="0.0833333333333">
            <text:p>0.08</text:p>
          </table:table-cell>
          <table:table-cell office:value-type="float" office:value="1.33333333333">
            <text:p>1.3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349.101796407">
            <text:p>349.10</text:p>
          </table:table-cell>
          <table:table-cell office:value-type="float" office:value="1497.63313609">
            <text:p>1497.63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01571428571">
            <text:p>5.02</text:p>
          </table:table-cell>
          <table:table-cell office:value-type="float" office:value="13.062244898">
            <text:p>13.06</text:p>
          </table:table-cell>
          <table:table-cell office:value-type="float" office:value="77.6975953631">
            <text:p>77.70</text:p>
          </table:table-cell>
          <table:table-cell office:value-type="float" office:value="125.498494807">
            <text:p>125.50</text:p>
          </table:table-cell>
          <table:table-cell office:value-type="float" office:value="41.7976190476">
            <text:p>41.80</text:p>
          </table:table-cell>
          <table:table-cell office:value-type="float" office:value="36.2840136054">
            <text:p>36.2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7">
            <text:p>3.4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0833333333333">
            <text:p>0.08</text:p>
          </table:table-cell>
          <table:table-cell office:value-type="float" office:value="9.63888888889">
            <text:p>9.6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522413691">
            <text:p>3.25</text:p>
          </table:table-cell>
          <table:table-cell office:value-type="float" office:value="9.2252958064">
            <text:p>9.23</text:p>
          </table:table-cell>
          <table:table-cell office:value-type="float" office:value="55.8099515139">
            <text:p>55.81</text:p>
          </table:table-cell>
          <table:table-cell office:value-type="float" office:value="232.71309267">
            <text:p>232.71</text:p>
          </table:table-cell>
          <table:table-cell office:value-type="float" office:value="27.1020114092">
            <text:p>27.10</text:p>
          </table:table-cell>
          <table:table-cell office:value-type="float" office:value="25.6258216844">
            <text:p>25.63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9386073755">
            <text:p>10.94</text:p>
          </table:table-cell>
          <table:table-cell office:value-type="float" office:value="34.231114784">
            <text:p>34.23</text:p>
          </table:table-cell>
          <table:table-cell office:value-type="float" office:value="654.371229966">
            <text:p>654.37</text:p>
          </table:table-cell>
          <table:table-cell office:value-type="float" office:value="2025.50975053">
            <text:p>2025.51</text:p>
          </table:table-cell>
          <table:table-cell office:value-type="float" office:value="91.1550614626">
            <text:p>91.16</text:p>
          </table:table-cell>
          <table:table-cell office:value-type="float" office:value="95.0864299556">
            <text:p>95.0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17041179044">
            <text:p>4.17</text:p>
          </table:table-cell>
          <table:table-cell office:value-type="float" office:value="15.0955454798">
            <text:p>15.10</text:p>
          </table:table-cell>
          <table:table-cell office:value-type="float" office:value="82.1499063339">
            <text:p>82.15</text:p>
          </table:table-cell>
          <table:table-cell office:value-type="float" office:value="164.286938801">
            <text:p>164.29</text:p>
          </table:table-cell>
          <table:table-cell office:value-type="float" office:value="34.753431587">
            <text:p>34.75</text:p>
          </table:table-cell>
          <table:table-cell office:value-type="float" office:value="41.9320707773">
            <text:p>41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94438588572">
            <text:p>2.94</text:p>
          </table:table-cell>
          <table:table-cell office:value-type="float" office:value="7.590911475">
            <text:p>7.59</text:p>
          </table:table-cell>
          <table:table-cell office:value-type="float" office:value="124.277019998">
            <text:p>124.28</text:p>
          </table:table-cell>
          <table:table-cell office:value-type="float" office:value="306.739952239">
            <text:p>306.74</text:p>
          </table:table-cell>
          <table:table-cell office:value-type="float" office:value="24.5365490477">
            <text:p>24.54</text:p>
          </table:table-cell>
          <table:table-cell office:value-type="float" office:value="21.0858652083">
            <text:p>21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9386073755">
            <text:p>10.94</text:p>
          </table:table-cell>
          <table:table-cell office:value-type="float" office:value="34.231114784">
            <text:p>34.23</text:p>
          </table:table-cell>
          <table:table-cell office:value-type="float" office:value="654.371229966">
            <text:p>654.37</text:p>
          </table:table-cell>
          <table:table-cell office:value-type="float" office:value="2025.50975053">
            <text:p>2025.51</text:p>
          </table:table-cell>
          <table:table-cell office:value-type="float" office:value="91.1550614626">
            <text:p>91.16</text:p>
          </table:table-cell>
          <table:table-cell office:value-type="float" office:value="95.0864299556">
            <text:p>95.0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17041179044">
            <text:p>4.17</text:p>
          </table:table-cell>
          <table:table-cell office:value-type="float" office:value="15.0955454798">
            <text:p>15.10</text:p>
          </table:table-cell>
          <table:table-cell office:value-type="float" office:value="82.1499063339">
            <text:p>82.15</text:p>
          </table:table-cell>
          <table:table-cell office:value-type="float" office:value="164.286938801">
            <text:p>164.29</text:p>
          </table:table-cell>
          <table:table-cell office:value-type="float" office:value="34.753431587">
            <text:p>34.75</text:p>
          </table:table-cell>
          <table:table-cell office:value-type="float" office:value="41.9320707773">
            <text:p>41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94438588572">
            <text:p>2.94</text:p>
          </table:table-cell>
          <table:table-cell office:value-type="float" office:value="7.590911475">
            <text:p>7.59</text:p>
          </table:table-cell>
          <table:table-cell office:value-type="float" office:value="124.277019998">
            <text:p>124.28</text:p>
          </table:table-cell>
          <table:table-cell office:value-type="float" office:value="306.739952239">
            <text:p>306.74</text:p>
          </table:table-cell>
          <table:table-cell office:value-type="float" office:value="24.5365490477">
            <text:p>24.54</text:p>
          </table:table-cell>
          <table:table-cell office:value-type="float" office:value="21.0858652083">
            <text:p>21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9386073755">
            <text:p>10.94</text:p>
          </table:table-cell>
          <table:table-cell office:value-type="float" office:value="34.231114784">
            <text:p>34.23</text:p>
          </table:table-cell>
          <table:table-cell office:value-type="float" office:value="654.371229966">
            <text:p>654.37</text:p>
          </table:table-cell>
          <table:table-cell office:value-type="float" office:value="2025.50975053">
            <text:p>2025.51</text:p>
          </table:table-cell>
          <table:table-cell office:value-type="float" office:value="91.1550614626">
            <text:p>91.16</text:p>
          </table:table-cell>
          <table:table-cell office:value-type="float" office:value="95.0864299556">
            <text:p>95.0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17041179044">
            <text:p>4.17</text:p>
          </table:table-cell>
          <table:table-cell office:value-type="float" office:value="15.0955454798">
            <text:p>15.10</text:p>
          </table:table-cell>
          <table:table-cell office:value-type="float" office:value="82.1499063339">
            <text:p>82.15</text:p>
          </table:table-cell>
          <table:table-cell office:value-type="float" office:value="164.286938801">
            <text:p>164.29</text:p>
          </table:table-cell>
          <table:table-cell office:value-type="float" office:value="34.753431587">
            <text:p>34.75</text:p>
          </table:table-cell>
          <table:table-cell office:value-type="float" office:value="41.9320707773">
            <text:p>41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94438588572">
            <text:p>2.94</text:p>
          </table:table-cell>
          <table:table-cell office:value-type="float" office:value="7.590911475">
            <text:p>7.59</text:p>
          </table:table-cell>
          <table:table-cell office:value-type="float" office:value="124.277019998">
            <text:p>124.28</text:p>
          </table:table-cell>
          <table:table-cell office:value-type="float" office:value="306.739952239">
            <text:p>306.74</text:p>
          </table:table-cell>
          <table:table-cell office:value-type="float" office:value="24.5365490477">
            <text:p>24.54</text:p>
          </table:table-cell>
          <table:table-cell office:value-type="float" office:value="21.0858652083">
            <text:p>21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9386073755">
            <text:p>10.94</text:p>
          </table:table-cell>
          <table:table-cell office:value-type="float" office:value="34.231114784">
            <text:p>34.23</text:p>
          </table:table-cell>
          <table:table-cell office:value-type="float" office:value="654.371229966">
            <text:p>654.37</text:p>
          </table:table-cell>
          <table:table-cell office:value-type="float" office:value="2025.50975053">
            <text:p>2025.51</text:p>
          </table:table-cell>
          <table:table-cell office:value-type="float" office:value="91.1550614626">
            <text:p>91.16</text:p>
          </table:table-cell>
          <table:table-cell office:value-type="float" office:value="95.0864299556">
            <text:p>95.0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17041179044">
            <text:p>4.17</text:p>
          </table:table-cell>
          <table:table-cell office:value-type="float" office:value="15.0955454798">
            <text:p>15.10</text:p>
          </table:table-cell>
          <table:table-cell office:value-type="float" office:value="82.1499063339">
            <text:p>82.15</text:p>
          </table:table-cell>
          <table:table-cell office:value-type="float" office:value="164.286938801">
            <text:p>164.29</text:p>
          </table:table-cell>
          <table:table-cell office:value-type="float" office:value="34.753431587">
            <text:p>34.75</text:p>
          </table:table-cell>
          <table:table-cell office:value-type="float" office:value="41.9320707773">
            <text:p>41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94438588572">
            <text:p>2.94</text:p>
          </table:table-cell>
          <table:table-cell office:value-type="float" office:value="7.590911475">
            <text:p>7.59</text:p>
          </table:table-cell>
          <table:table-cell office:value-type="float" office:value="124.277019998">
            <text:p>124.28</text:p>
          </table:table-cell>
          <table:table-cell office:value-type="float" office:value="306.739952239">
            <text:p>306.74</text:p>
          </table:table-cell>
          <table:table-cell office:value-type="float" office:value="24.5365490477">
            <text:p>24.54</text:p>
          </table:table-cell>
          <table:table-cell office:value-type="float" office:value="21.0858652083">
            <text:p>21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9386073755">
            <text:p>10.94</text:p>
          </table:table-cell>
          <table:table-cell office:value-type="float" office:value="34.231114784">
            <text:p>34.23</text:p>
          </table:table-cell>
          <table:table-cell office:value-type="float" office:value="654.371229966">
            <text:p>654.37</text:p>
          </table:table-cell>
          <table:table-cell office:value-type="float" office:value="2025.50975053">
            <text:p>2025.51</text:p>
          </table:table-cell>
          <table:table-cell office:value-type="float" office:value="91.1550614626">
            <text:p>91.16</text:p>
          </table:table-cell>
          <table:table-cell office:value-type="float" office:value="95.0864299556">
            <text:p>95.0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17041179044">
            <text:p>4.17</text:p>
          </table:table-cell>
          <table:table-cell office:value-type="float" office:value="15.0955454798">
            <text:p>15.10</text:p>
          </table:table-cell>
          <table:table-cell office:value-type="float" office:value="82.1499063339">
            <text:p>82.15</text:p>
          </table:table-cell>
          <table:table-cell office:value-type="float" office:value="164.286938801">
            <text:p>164.29</text:p>
          </table:table-cell>
          <table:table-cell office:value-type="float" office:value="34.753431587">
            <text:p>34.75</text:p>
          </table:table-cell>
          <table:table-cell office:value-type="float" office:value="41.9320707773">
            <text:p>41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94438588572">
            <text:p>2.94</text:p>
          </table:table-cell>
          <table:table-cell office:value-type="float" office:value="7.590911475">
            <text:p>7.59</text:p>
          </table:table-cell>
          <table:table-cell office:value-type="float" office:value="124.277019998">
            <text:p>124.28</text:p>
          </table:table-cell>
          <table:table-cell office:value-type="float" office:value="306.739952239">
            <text:p>306.74</text:p>
          </table:table-cell>
          <table:table-cell office:value-type="float" office:value="24.5365490477">
            <text:p>24.54</text:p>
          </table:table-cell>
          <table:table-cell office:value-type="float" office:value="21.0858652083">
            <text:p>21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9386073755">
            <text:p>10.94</text:p>
          </table:table-cell>
          <table:table-cell office:value-type="float" office:value="34.231114784">
            <text:p>34.23</text:p>
          </table:table-cell>
          <table:table-cell office:value-type="float" office:value="654.371229966">
            <text:p>654.37</text:p>
          </table:table-cell>
          <table:table-cell office:value-type="float" office:value="2025.50975053">
            <text:p>2025.51</text:p>
          </table:table-cell>
          <table:table-cell office:value-type="float" office:value="91.1550614626">
            <text:p>91.16</text:p>
          </table:table-cell>
          <table:table-cell office:value-type="float" office:value="95.0864299556">
            <text:p>95.0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17041179044">
            <text:p>4.17</text:p>
          </table:table-cell>
          <table:table-cell office:value-type="float" office:value="15.0955454798">
            <text:p>15.10</text:p>
          </table:table-cell>
          <table:table-cell office:value-type="float" office:value="82.1499063339">
            <text:p>82.15</text:p>
          </table:table-cell>
          <table:table-cell office:value-type="float" office:value="164.286938801">
            <text:p>164.29</text:p>
          </table:table-cell>
          <table:table-cell office:value-type="float" office:value="34.753431587">
            <text:p>34.75</text:p>
          </table:table-cell>
          <table:table-cell office:value-type="float" office:value="41.9320707773">
            <text:p>41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94438588572">
            <text:p>2.94</text:p>
          </table:table-cell>
          <table:table-cell office:value-type="float" office:value="7.590911475">
            <text:p>7.59</text:p>
          </table:table-cell>
          <table:table-cell office:value-type="float" office:value="124.277019998">
            <text:p>124.28</text:p>
          </table:table-cell>
          <table:table-cell office:value-type="float" office:value="306.739952239">
            <text:p>306.74</text:p>
          </table:table-cell>
          <table:table-cell office:value-type="float" office:value="24.5365490477">
            <text:p>24.54</text:p>
          </table:table-cell>
          <table:table-cell office:value-type="float" office:value="21.0858652083">
            <text:p>21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9386073755">
            <text:p>10.94</text:p>
          </table:table-cell>
          <table:table-cell office:value-type="float" office:value="34.231114784">
            <text:p>34.23</text:p>
          </table:table-cell>
          <table:table-cell office:value-type="float" office:value="654.371229966">
            <text:p>654.37</text:p>
          </table:table-cell>
          <table:table-cell office:value-type="float" office:value="2025.50975053">
            <text:p>2025.51</text:p>
          </table:table-cell>
          <table:table-cell office:value-type="float" office:value="91.1550614626">
            <text:p>91.16</text:p>
          </table:table-cell>
          <table:table-cell office:value-type="float" office:value="95.0864299556">
            <text:p>95.0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17041179044">
            <text:p>4.17</text:p>
          </table:table-cell>
          <table:table-cell office:value-type="float" office:value="15.0955454798">
            <text:p>15.10</text:p>
          </table:table-cell>
          <table:table-cell office:value-type="float" office:value="82.1499063339">
            <text:p>82.15</text:p>
          </table:table-cell>
          <table:table-cell office:value-type="float" office:value="164.286938801">
            <text:p>164.29</text:p>
          </table:table-cell>
          <table:table-cell office:value-type="float" office:value="34.753431587">
            <text:p>34.75</text:p>
          </table:table-cell>
          <table:table-cell office:value-type="float" office:value="41.9320707773">
            <text:p>41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94438588572">
            <text:p>2.94</text:p>
          </table:table-cell>
          <table:table-cell office:value-type="float" office:value="7.590911475">
            <text:p>7.59</text:p>
          </table:table-cell>
          <table:table-cell office:value-type="float" office:value="124.277019998">
            <text:p>124.28</text:p>
          </table:table-cell>
          <table:table-cell office:value-type="float" office:value="306.739952239">
            <text:p>306.74</text:p>
          </table:table-cell>
          <table:table-cell office:value-type="float" office:value="24.5365490477">
            <text:p>24.54</text:p>
          </table:table-cell>
          <table:table-cell office:value-type="float" office:value="21.0858652083">
            <text:p>21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9386073755">
            <text:p>10.94</text:p>
          </table:table-cell>
          <table:table-cell office:value-type="float" office:value="34.231114784">
            <text:p>34.23</text:p>
          </table:table-cell>
          <table:table-cell office:value-type="float" office:value="654.371229966">
            <text:p>654.37</text:p>
          </table:table-cell>
          <table:table-cell office:value-type="float" office:value="2025.50975053">
            <text:p>2025.51</text:p>
          </table:table-cell>
          <table:table-cell office:value-type="float" office:value="91.1550614626">
            <text:p>91.16</text:p>
          </table:table-cell>
          <table:table-cell office:value-type="float" office:value="95.0864299556">
            <text:p>95.0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17041179044">
            <text:p>4.17</text:p>
          </table:table-cell>
          <table:table-cell office:value-type="float" office:value="15.0955454798">
            <text:p>15.10</text:p>
          </table:table-cell>
          <table:table-cell office:value-type="float" office:value="82.1499063339">
            <text:p>82.15</text:p>
          </table:table-cell>
          <table:table-cell office:value-type="float" office:value="164.286938801">
            <text:p>164.29</text:p>
          </table:table-cell>
          <table:table-cell office:value-type="float" office:value="34.753431587">
            <text:p>34.75</text:p>
          </table:table-cell>
          <table:table-cell office:value-type="float" office:value="41.9320707773">
            <text:p>41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94438588572">
            <text:p>2.94</text:p>
          </table:table-cell>
          <table:table-cell office:value-type="float" office:value="7.590911475">
            <text:p>7.59</text:p>
          </table:table-cell>
          <table:table-cell office:value-type="float" office:value="124.277019998">
            <text:p>124.28</text:p>
          </table:table-cell>
          <table:table-cell office:value-type="float" office:value="306.739952239">
            <text:p>306.74</text:p>
          </table:table-cell>
          <table:table-cell office:value-type="float" office:value="24.5365490477">
            <text:p>24.54</text:p>
          </table:table-cell>
          <table:table-cell office:value-type="float" office:value="21.0858652083">
            <text:p>21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9386073755">
            <text:p>10.94</text:p>
          </table:table-cell>
          <table:table-cell office:value-type="float" office:value="34.231114784">
            <text:p>34.23</text:p>
          </table:table-cell>
          <table:table-cell office:value-type="float" office:value="654.371229966">
            <text:p>654.37</text:p>
          </table:table-cell>
          <table:table-cell office:value-type="float" office:value="2025.50975053">
            <text:p>2025.51</text:p>
          </table:table-cell>
          <table:table-cell office:value-type="float" office:value="91.1550614626">
            <text:p>91.16</text:p>
          </table:table-cell>
          <table:table-cell office:value-type="float" office:value="95.0864299556">
            <text:p>95.0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17041179044">
            <text:p>4.17</text:p>
          </table:table-cell>
          <table:table-cell office:value-type="float" office:value="15.0955454798">
            <text:p>15.10</text:p>
          </table:table-cell>
          <table:table-cell office:value-type="float" office:value="82.1499063339">
            <text:p>82.15</text:p>
          </table:table-cell>
          <table:table-cell office:value-type="float" office:value="164.286938801">
            <text:p>164.29</text:p>
          </table:table-cell>
          <table:table-cell office:value-type="float" office:value="34.753431587">
            <text:p>34.75</text:p>
          </table:table-cell>
          <table:table-cell office:value-type="float" office:value="41.9320707773">
            <text:p>41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94438588572">
            <text:p>2.94</text:p>
          </table:table-cell>
          <table:table-cell office:value-type="float" office:value="7.590911475">
            <text:p>7.59</text:p>
          </table:table-cell>
          <table:table-cell office:value-type="float" office:value="124.277019998">
            <text:p>124.28</text:p>
          </table:table-cell>
          <table:table-cell office:value-type="float" office:value="306.739952239">
            <text:p>306.74</text:p>
          </table:table-cell>
          <table:table-cell office:value-type="float" office:value="24.5365490477">
            <text:p>24.54</text:p>
          </table:table-cell>
          <table:table-cell office:value-type="float" office:value="21.0858652083">
            <text:p>21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9386073755">
            <text:p>10.94</text:p>
          </table:table-cell>
          <table:table-cell office:value-type="float" office:value="34.231114784">
            <text:p>34.23</text:p>
          </table:table-cell>
          <table:table-cell office:value-type="float" office:value="654.371229966">
            <text:p>654.37</text:p>
          </table:table-cell>
          <table:table-cell office:value-type="float" office:value="2025.50975053">
            <text:p>2025.51</text:p>
          </table:table-cell>
          <table:table-cell office:value-type="float" office:value="91.1550614626">
            <text:p>91.16</text:p>
          </table:table-cell>
          <table:table-cell office:value-type="float" office:value="95.0864299556">
            <text:p>95.0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17041179044">
            <text:p>4.17</text:p>
          </table:table-cell>
          <table:table-cell office:value-type="float" office:value="15.0955454798">
            <text:p>15.10</text:p>
          </table:table-cell>
          <table:table-cell office:value-type="float" office:value="82.1499063339">
            <text:p>82.15</text:p>
          </table:table-cell>
          <table:table-cell office:value-type="float" office:value="164.286938801">
            <text:p>164.29</text:p>
          </table:table-cell>
          <table:table-cell office:value-type="float" office:value="34.753431587">
            <text:p>34.75</text:p>
          </table:table-cell>
          <table:table-cell office:value-type="float" office:value="41.9320707773">
            <text:p>41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20496304165">
            <text:p>0.20</text:p>
          </table:table-cell>
          <table:table-cell office:value-type="float" office:value="2.34529933281">
            <text:p>2.35</text:p>
          </table:table-cell>
          <table:table-cell office:value-type="float" office:value="2.08295774034">
            <text:p>2.08</text:p>
          </table:table-cell>
          <table:table-cell office:value-type="float" office:value="17.0567224205">
            <text:p>17.06</text:p>
          </table:table-cell>
          <table:table-cell office:value-type="float" office:value="1.70802534708">
            <text:p>1.71</text:p>
          </table:table-cell>
          <table:table-cell office:value-type="float" office:value="6.51472036892">
            <text:p>6.5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94438588572">
            <text:p>2.94</text:p>
          </table:table-cell>
          <table:table-cell office:value-type="float" office:value="7.590911475">
            <text:p>7.59</text:p>
          </table:table-cell>
          <table:table-cell office:value-type="float" office:value="124.277019998">
            <text:p>124.28</text:p>
          </table:table-cell>
          <table:table-cell office:value-type="float" office:value="306.739952239">
            <text:p>306.74</text:p>
          </table:table-cell>
          <table:table-cell office:value-type="float" office:value="24.5365490477">
            <text:p>24.54</text:p>
          </table:table-cell>
          <table:table-cell office:value-type="float" office:value="21.0858652083">
            <text:p>21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9:00:21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